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4bd5e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5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975cm"/>
    </style:style>
    <style:style style:name="gr7" style:family="graphic" style:parent-style-name="standard">
      <style:graphic-properties draw:stroke="dash" draw:stroke-dash="Ultrafine_20_Dashed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draw:marker-start-width="0.276cm" draw:marker-end="Arrowheads_20_1" draw:marker-end-width="0.3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draw:marker-end="Arrow" draw:marker-end-width="0.153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fill="solid" draw:fill-color="#ffffff" draw:textarea-horizontal-align="center" draw:textarea-vertical-align="middle"/>
    </style:style>
    <style:style style:name="gr11" style:family="graphic" style:parent-style-name="standard">
      <style:graphic-properties draw:fill="solid" draw:fill-color="#00cccc" draw:textarea-horizontal-align="center" draw:textarea-vertical-align="middle"/>
    </style:style>
    <style:style style:name="gr12" style:family="graphic" style:parent-style-name="standard">
      <style:graphic-properties draw:fill="none" draw:fill-color="#ffffff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fill="solid" draw:fill-color="#99ccff" draw:textarea-horizontal-align="center" draw:textarea-vertical-align="middle"/>
    </style:style>
    <style:style style:name="gr1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4" draw:layer="layout" svg:width="2.938cm" svg:height="0.825cm" svg:x="2.812cm" svg:y="3.158cm" draw:corner-radius="0.152cm">
          <text:p text:style-name="P1">Inhibited</text:p>
        </draw:rect>
        <draw:custom-shape draw:style-name="gr2" draw:text-style-name="P1" draw:id="id11" draw:layer="layout" svg:width="3.862cm" svg:height="1.512cm" svg:x="2.35cm" svg:y="9.895cm">
          <text:p text:style-name="P1">Initialization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1" draw:text-style-name="P1" draw:id="id8" draw:layer="layout" svg:width="2.938cm" svg:height="0.825cm" svg:x="2.812cm" svg:y="13.787cm" draw:corner-radius="0.152cm">
          <text:p text:style-name="P1">Permitted</text:p>
        </draw:rect>
        <draw:rect draw:style-name="gr1" draw:text-style-name="P1" draw:id="id10" draw:layer="layout" svg:width="2.938cm" svg:height="0.825cm" svg:x="10.074cm" svg:y="23.398cm" draw:corner-radius="0.152cm">
          <text:p text:style-name="P1">Inhibited</text:p>
        </draw:rect>
        <draw:custom-shape draw:style-name="gr3" draw:text-style-name="P2" draw:layer="layout" svg:width="2.317cm" svg:height="0.538cm" svg:x="6.545cm" svg:y="13.999cm">
          <text:p text:style-name="P1"><text:span text:style-name="T1">Alias defined</text:span></text:p>
          <draw:enhanced-geometry svg:viewBox="0 0 21600 21600" draw:mirror-horizontal="false" draw:type="line-callout-1" draw:modifiers="-6867.64452113891 8054.91651205937 -2329.59447799827 22201.113172541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2" draw:layer="layout" svg:width="2.317cm" svg:height="1.2cm" svg:x="5.262cm" svg:y="20.235cm">
          <text:p text:style-name="P1"><text:span text:style-name="T1">Alias-mapping</text:span></text:p>
          <text:p text:style-name="P1"><text:span text:style-name="T1">enquiry</text:span></text:p>
          <text:p text:style-name="P1"><text:span text:style-name="T1">Received</text:span></text:p>
          <draw:enhanced-geometry svg:viewBox="0 0 21600 21600" draw:mirror-horizontal="false" draw:type="line-callout-1" draw:modifiers="-6513.54616048317 26366.0283097419 -2329.59447799827 9963.696919233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2" draw:layer="layout" svg:width="3.175cm" svg:height="0.538cm" svg:x="6.25cm" svg:y="22.647cm">
          <text:p text:style-name="P1"><text:span text:style-name="T1">Alias-defined reply</text:span></text:p>
          <draw:enhanced-geometry svg:viewBox="0 0 21600 21600" draw:mirror-horizontal="false" draw:type="line-callout-1" draw:modifiers="-5012.34256926952 8054.91651205937 -1693.45088161209 22201.113172541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1" draw:id="id12" draw:layer="layout" svg:width="3.025cm" svg:height="1.075cm" svg:x="2.775cm" svg:y="21.619cm">
          <text:p text:style-name="P1">AME</text:p>
          <text:p text:style-name="P1"><text:span text:style-name="T2">(nNIDa,NID)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" draw:text-style-name="P2" draw:layer="layout" svg:width="3.012cm" svg:height="0.912cm" svg:x="13.375cm" svg:y="22.123cm">
          <text:p text:style-name="P1"><text:span text:style-name="T1">Alias-mapping</text:span></text:p>
          <text:p text:style-name="P1"><text:span text:style-name="T1"><text:s/></text:span><text:span text:style-name="T1">was released</text:span></text:p>
          <draw:enhanced-geometry svg:viewBox="0 0 21600 21600" draw:mirror-horizontal="false" draw:type="line-callout-1" draw:modifiers="-5283.50481247926 7996.49507119387 -1799.40258878195 13106.681270536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1" draw:id="id1" draw:layer="layout" svg:width="3.488cm" svg:height="1.075cm" svg:x="6.55cm" svg:y="7.237cm">
          <text:p text:style-name="P1">RID</text:p>
          <text:p text:style-name="P1"><text:span text:style-name="T2">(nNIDa,NIDb)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" draw:text-style-name="P2" draw:layer="layout" svg:width="2.325cm" svg:height="1.425cm" svg:x="8.425cm" svg:y="8.625cm">
          <text:p text:style-name="P1"><text:span text:style-name="T1">Another node</text:span></text:p>
          <text:p text:style-name="P1"><text:span text:style-name="T1">claims this </text:span></text:p>
          <text:p text:style-name="P1"><text:span text:style-name="T1">alias</text:span></text:p>
          <draw:enhanced-geometry svg:viewBox="0 0 21600 21600" draw:mirror-horizontal="false" draw:type="line-callout-1" draw:modifiers="-5237.48925193465 -3286.95652173913 -2312.29578675838 8406.7321178120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onnector draw:style-name="gr5" draw:text-style-name="P1" draw:layer="layout" svg:x1="8.294cm" svg:y1="7.237cm" svg:x2="6.212cm" svg:y2="5.231cm" draw:start-shape="id1" draw:start-glue-point="4" draw:end-shape="id2" draw:end-glue-point="7" svg:d="m8294 7237v-2006h-2082">
          <text:p/>
        </draw:connector>
        <draw:custom-shape draw:style-name="gr4" draw:text-style-name="P2" draw:id="id2" draw:layer="layout" svg:width="3.862cm" svg:height="0.862cm" svg:x="2.35cm" svg:y="4.8cm">
          <text:p text:style-name="P1"><text:span text:style-name="T1">Choose alias candidat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6" draw:layer="layout" svg:width="13.013cm" svg:height="1.225cm" svg:x="1.124cm" svg:y="1.187cm">
          <draw:text-box>
            <text:p>Standard flow through a simple CAN node:</text:p>
          </draw:text-box>
        </draw:frame>
        <draw:connector draw:style-name="gr7" draw:text-style-name="P1" draw:layer="layout" draw:type="curve" svg:x1="4.291cm" svg:y1="16.363cm" svg:x2="4.281cm" svg:y2="17.287cm" draw:end-shape="id3" draw:end-glue-point="4" svg:d="m4291 16363c0 318-10-144-10 924">
          <text:p/>
        </draw:connector>
        <draw:connector draw:style-name="gr8" draw:text-style-name="P1" draw:layer="layout" draw:type="curve" svg:x1="4.281cm" svg:y1="3.983cm" svg:x2="4.281cm" svg:y2="4.8cm" draw:start-shape="id4" draw:start-glue-point="2" draw:end-shape="id2" draw:end-glue-point="4" svg:d="m4281 3983v817">
          <text:p/>
        </draw:connector>
        <draw:connector draw:style-name="gr8" draw:text-style-name="P1" draw:layer="layout" draw:type="curve" svg:x1="4.281cm" svg:y1="5.611cm" svg:x2="4.281cm" svg:y2="6.299cm" draw:start-shape="id2" draw:start-glue-point="6" draw:end-shape="id5" draw:end-glue-point="0" svg:d="m4281 5611v688">
          <text:p/>
        </draw:connector>
        <draw:connector draw:style-name="gr8" draw:text-style-name="P1" draw:layer="layout" draw:type="curve" svg:x1="4.281cm" svg:y1="7.412cm" svg:x2="4.281cm" svg:y2="8.162cm" draw:start-shape="id5" draw:start-glue-point="2" draw:end-shape="id6" draw:end-glue-point="0" svg:d="m4281 7412v750">
          <text:p/>
        </draw:connector>
        <draw:connector draw:style-name="gr8" draw:text-style-name="P1" draw:layer="layout" draw:type="curve" svg:x1="4.281cm" svg:y1="13.1cm" svg:x2="4.281cm" svg:y2="13.787cm" draw:start-shape="id7" draw:start-glue-point="2" draw:end-shape="id8" draw:end-glue-point="0" svg:d="m4281 13100v687">
          <text:p/>
        </draw:connector>
        <draw:connector draw:style-name="gr8" draw:text-style-name="P1" draw:layer="layout" draw:type="curve" svg:x1="4.281cm" svg:y1="14.612cm" svg:x2="4.291cm" svg:y2="15.25cm" draw:start-shape="id8" draw:start-glue-point="2" svg:d="m4281 14612c0 855 10 536 10 638">
          <text:p/>
        </draw:connector>
        <draw:connector draw:style-name="gr8" draw:text-style-name="P1" draw:layer="layout" draw:type="curve" svg:x1="11.543cm" svg:y1="22.713cm" svg:x2="11.543cm" svg:y2="23.398cm" draw:start-shape="id9" draw:start-glue-point="2" draw:end-shape="id10" draw:end-glue-point="0" svg:d="m11543 22713v685">
          <text:p/>
        </draw:connector>
        <draw:connector draw:style-name="gr8" draw:text-style-name="P1" draw:layer="layout" draw:type="curve" svg:x1="4.281cm" svg:y1="11.318cm" svg:x2="4.281cm" svg:y2="11.987cm" draw:start-shape="id11" draw:start-glue-point="6" draw:end-shape="id7" draw:end-glue-point="0" svg:d="m4281 11318v669">
          <text:p/>
        </draw:connector>
        <draw:connector draw:style-name="gr8" draw:text-style-name="P1" draw:layer="layout" draw:type="curve" svg:x1="4.288cm" svg:y1="22.694cm" svg:x2="4.287cm" svg:y2="23.299cm" draw:start-shape="id12" draw:start-glue-point="6" draw:end-shape="id13" draw:end-glue-point="0" svg:d="m4288 22694c0 454-1 152-1 605">
          <text:p/>
        </draw:connector>
        <draw:connector draw:style-name="gr7" draw:text-style-name="P1" draw:layer="layout" draw:type="curve" svg:x1="4.281cm" svg:y1="18.71cm" svg:x2="4.288cm" svg:y2="21.619cm" draw:start-shape="id3" draw:start-glue-point="6" draw:end-shape="id12" draw:end-glue-point="4" svg:d="m4281 18710c0 2248 7 794 7 2909">
          <text:p/>
        </draw:connector>
        <draw:custom-shape draw:style-name="gr3" draw:text-style-name="P2" draw:layer="layout" svg:width="1.4cm" svg:height="1.7cm" svg:x="6.787cm" svg:y="2.65cm">
          <text:p text:style-name="P1"><text:span text:style-name="T1">Internal</text:span></text:p>
          <text:p text:style-name="P1"><text:span text:style-name="T1">state</text:span></text:p>
          <text:p text:style-name="P1"><text:span text:style-name="T1">of the</text:span></text:p>
          <text:p text:style-name="P1"><text:span text:style-name="T1">node</text:span></text:p>
          <draw:enhanced-geometry svg:viewBox="0 0 21600 21600" draw:mirror-horizontal="false" draw:type="line-callout-1" draw:modifiers="-13474.9464668094 11580.9523809524 -3838.9721627409 7034.9206349206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2" draw:layer="layout" svg:width="2.368cm" svg:height="1.562cm" svg:x="11.369cm" svg:y="5.1cm">
          <text:p text:style-name="P1"><text:span text:style-name="T1">This colour</text:span></text:p>
          <text:p text:style-name="P1"><text:span text:style-name="T1">denotes this </text:span></text:p>
          <text:p text:style-name="P1"><text:span text:style-name="T1">is a CAN </text:span></text:p>
          <text:p text:style-name="P1"><text:span text:style-name="T1">only message</text:span></text:p>
          <draw:enhanced-geometry svg:viewBox="0 0 21600 21600" draw:mirror-horizontal="false" draw:type="line-callout-1" draw:modifiers="-16083.7484170536 34231.094049904 -2261.20726044745 7656.0460652591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onnector draw:style-name="gr8" draw:text-style-name="P1" draw:layer="layout" draw:type="curve" svg:x1="5.5cm" svg:y1="6.855cm" svg:x2="6.898cm" svg:y2="7.775cm" draw:start-shape="id5" draw:end-shape="id1" draw:end-glue-point="5" svg:d="m5500 6855c787 0 89 920 1398 920">
          <text:p/>
        </draw:connector>
        <draw:connector draw:style-name="gr8" draw:text-style-name="P1" draw:layer="layout" draw:type="curve" svg:x1="5.5cm" svg:y1="8.718cm" svg:x2="6.898cm" svg:y2="7.775cm" draw:start-shape="id6" draw:end-shape="id1" draw:end-glue-point="5" svg:d="m5500 8718c787 0 89-943 1398-943">
          <text:p/>
        </draw:connector>
        <draw:connector draw:style-name="gr8" draw:text-style-name="P1" draw:layer="layout" draw:type="curve" svg:x1="4.281cm" svg:y1="9.275cm" svg:x2="4.281cm" svg:y2="9.895cm" draw:start-shape="id6" draw:start-glue-point="2" draw:end-shape="id11" draw:end-glue-point="4" svg:d="m4281 9275v620">
          <text:p/>
        </draw:connector>
        <draw:custom-shape draw:style-name="gr2" draw:text-style-name="P1" draw:id="id3" draw:layer="layout" svg:width="3.862cm" svg:height="1.512cm" svg:x="2.35cm" svg:y="17.287cm">
          <text:p text:style-name="P1">Processing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7" draw:text-style-name="P1" draw:layer="layout" draw:type="curve" draw:line-skew="-0.466cm" svg:x1="4.281cm" svg:y1="18.71cm" svg:x2="11.543cm" svg:y2="21.6cm" draw:start-shape="id3" draw:start-glue-point="6" draw:end-shape="id9" draw:end-glue-point="0" svg:d="m4281 18710c0 1536 7262 91 7262 2890">
          <text:p/>
        </draw:connector>
        <draw:connector draw:style-name="gr9" draw:text-style-name="P1" draw:layer="layout" svg:x1="4.287cm" svg:y1="24.412cm" svg:x2="2.35cm" svg:y2="18.043cm" draw:start-shape="id13" draw:start-glue-point="2" draw:end-shape="id3" draw:end-glue-point="5" svg:d="m4287 24412v501h-2438v-6870h501">
          <text:p/>
        </draw:connector>
        <draw:custom-shape draw:style-name="gr2" draw:text-style-name="P3" draw:layer="layout" svg:width="3.306cm" svg:height="1.075cm" svg:x="14.365cm" svg:y="13.012cm">
          <text:p text:style-name="P3"><text:span text:style-name="T3">Received</text:span></text:p>
          <text:p text:style-name="P3"><text:span text:style-name="T3">Message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rect draw:style-name="gr10" draw:text-style-name="P1" draw:layer="layout" svg:width="2.938cm" svg:height="0.825cm" svg:x="14.549cm" svg:y="10.325cm" draw:corner-radius="0.152cm">
          <text:p text:style-name="P1">State</text:p>
        </draw:rect>
        <draw:custom-shape draw:style-name="gr2" draw:text-style-name="P3" draw:layer="layout" svg:width="4.425cm" svg:height="1.512cm" svg:x="13.806cm" svg:y="14.462cm">
          <text:p text:style-name="P3"><text:span text:style-name="T3">Processing</text:span></text:p>
          <text:p text:style-name="P3"><text:span text:style-name="T3">Internal to the nod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polygon draw:style-name="gr11" draw:text-style-name="P1" draw:id="id5" draw:layer="layout" svg:width="2.437cm" svg:height="1.112cm" svg:x="3.062cm" svg:y="6.299cm" svg:viewBox="0 0 2438 1113" draw:points="0,1113 2438,1113 1956,0 474,27">
          <text:p text:style-name="P1">CID</text:p>
          <text:p text:style-name="P1"><text:span text:style-name="T2">(n,NIDpart)</text:span></text:p>
        </draw:polygon>
        <draw:polygon draw:style-name="gr11" draw:text-style-name="P1" draw:id="id6" draw:layer="layout" svg:width="2.437cm" svg:height="1.112cm" svg:x="3.062cm" svg:y="8.162cm" svg:viewBox="0 0 2438 1113" draw:points="0,1113 2438,1113 1956,0 474,27">
          <text:p text:style-name="P1">RID</text:p>
          <text:p text:style-name="P1"><text:span text:style-name="T2">(sNIDa,NID)</text:span></text:p>
        </draw:polygon>
        <draw:polygon draw:style-name="gr10" draw:text-style-name="P3" draw:layer="layout" svg:width="2.624cm" svg:height="1.112cm" svg:x="14.706cm" svg:y="11.487cm" svg:viewBox="0 0 2625 1113" draw:points="0,1113 2625,1113 2106,0 510,27">
          <text:p text:style-name="P3"><text:span text:style-name="T3">Sent</text:span></text:p>
          <text:p text:style-name="P3"><text:span text:style-name="T3">Message</text:span></text:p>
        </draw:polygon>
        <draw:polygon draw:style-name="gr11" draw:text-style-name="P1" draw:id="id7" draw:layer="layout" svg:width="2.437cm" svg:height="1.112cm" svg:x="3.062cm" svg:y="11.987cm" svg:viewBox="0 0 2438 1113" draw:points="0,1113 2438,1113 1956,0 474,27">
          <text:p text:style-name="P1">AMD</text:p>
          <text:p text:style-name="P1"><text:span text:style-name="T2">(sNIDa,NID)</text:span></text:p>
        </draw:polygon>
        <draw:polygon draw:style-name="gr11" draw:text-style-name="P1" draw:id="id9" draw:layer="layout" svg:width="2.437cm" svg:height="1.112cm" svg:x="10.324cm" svg:y="21.6cm" svg:viewBox="0 0 2438 1113" draw:points="0,1113 2438,1113 1956,0 474,27">
          <text:p text:style-name="P1">AMR</text:p>
          <text:p text:style-name="P1"><text:span text:style-name="T2">(sNIDa,NID)</text:span></text:p>
        </draw:polygon>
        <draw:rect draw:style-name="gr12" draw:text-style-name="P1" draw:layer="layout" svg:width="4.913cm" svg:height="6.888cm" svg:x="13.562cm" svg:y="9.362cm">
          <text:p/>
        </draw:rect>
        <draw:frame draw:style-name="gr13" draw:layer="layout" svg:width="2.796cm" svg:height="0.962cm" svg:x="13.566cm" svg:y="9.35cm">
          <draw:text-box>
            <text:p>Legend:</text:p>
          </draw:text-box>
        </draw:frame>
        <draw:polygon draw:style-name="gr14" draw:text-style-name="P1" draw:layer="layout" svg:width="4.899cm" svg:height="1.112cm" svg:x="1.85cm" svg:y="15.25cm" svg:viewBox="0 0 4900 1113" draw:points="0,1113 4900,1113 3931,0 952,27">
          <text:p text:style-name="P1"><text:span text:style-name="T4">InitCompleted</text:span></text:p>
          <text:p text:style-name="P1"><text:span text:style-name="T2">(sNIDa,NID)</text:span></text:p>
        </draw:polygon>
        <draw:polygon draw:style-name="gr11" draw:text-style-name="P1" draw:id="id13" draw:layer="layout" svg:width="2.437cm" svg:height="1.112cm" svg:x="3.068cm" svg:y="23.299cm" svg:viewBox="0 0 2438 1113" draw:points="0,1113 2438,1113 1956,0 474,27">
          <text:p text:style-name="P1">AMD</text:p>
          <text:p text:style-name="P1"><text:span text:style-name="T2">(sNIDa,NID)</text:span></text:p>
        </draw:polygon>
      </draw:page>
      <draw:page draw:name="page2" draw:style-name="dp1" draw:master-page-name="Default">
        <draw:connector draw:style-name="gr8" draw:text-style-name="P1" draw:layer="layout" draw:type="curve" svg:x1="6.381cm" svg:y1="12.787cm" svg:x2="6.382cm" svg:y2="13.674cm" draw:start-shape="id14" draw:start-glue-point="6" draw:end-shape="id15" draw:end-glue-point="4" svg:d="m6381 12787c0 666 1 223 1 887">
          <text:p/>
        </draw:connector>
        <draw:custom-shape draw:style-name="gr15" draw:text-style-name="P1" draw:id="id14" draw:layer="layout" svg:width="3.488cm" svg:height="1.075cm" svg:x="4.637cm" svg:y="11.712cm">
          <text:p text:style-name="P1">PCER</text:p>
          <text:p text:style-name="P1"><text:span text:style-name="T2">(nNIDa,event#)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" draw:text-style-name="P1" draw:id="id15" draw:layer="layout" svg:width="4.237cm" svg:height="1.512cm" svg:x="4.263cm" svg:y="13.674cm">
          <text:p text:style-name="P1">Perform some </text:p>
          <text:p text:style-name="P1">action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1" draw:layer="layout" draw:type="curve" svg:x1="6.382cm" svg:y1="15.097cm" svg:x2="6.381cm" svg:y2="16.006cm" draw:start-shape="id15" draw:start-glue-point="6" draw:end-shape="id16" draw:end-glue-point="0" svg:d="m6382 15097c0 750-1 296-1 909">
          <text:p/>
        </draw:connector>
        <draw:custom-shape draw:style-name="gr3" draw:text-style-name="P2" draw:layer="layout" svg:width="2.325cm" svg:height="1.713cm" svg:x="9.425cm" svg:y="11.725cm">
          <text:p text:style-name="P1"><text:span text:style-name="T1">A</text:span></text:p>
          <text:p text:style-name="P1"><text:span text:style-name="T1">consumed- </text:span></text:p>
          <text:p text:style-name="P1"><text:span text:style-name="T1">event</text:span></text:p>
          <text:p text:style-name="P1"><text:span text:style-name="T1">arrives</text:span></text:p>
          <draw:enhanced-geometry svg:viewBox="0 0 21600 21600" draw:mirror-horizontal="false" draw:type="line-callout-1" draw:modifiers="-13428.0309544282 6918.55309218203 -2293.72312983663 6994.1656942823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2" draw:layer="layout" svg:width="2.325cm" svg:height="0.878cm" svg:x="9.4cm" svg:y="13.984cm">
          <text:p text:style-name="P1"><text:span text:style-name="T1">Perform</text:span></text:p>
          <text:p text:style-name="P1"><text:span text:style-name="T1">some action</text:span></text:p>
          <draw:enhanced-geometry svg:viewBox="0 0 21600 21600" draw:mirror-horizontal="false" draw:type="line-callout-1" draw:modifiers="-6760.44711951849 13048.4641638225 -2293.72312983663 13613.651877133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2" draw:layer="layout" svg:width="2.325cm" svg:height="1.425cm" svg:x="9.362cm" svg:y="15.85cm">
          <text:p text:style-name="P1"><text:span text:style-name="T1">Send changes</text:span></text:p>
          <text:p text:style-name="P1"><text:span text:style-name="T1"><text:s/></text:span><text:span text:style-name="T1">in state</text:span></text:p>
          <text:p text:style-name="P1"><text:span text:style-name="T1">as Event(s)</text:span></text:p>
          <draw:enhanced-geometry svg:viewBox="0 0 21600 21600" draw:mirror-horizontal="false" draw:type="line-callout-1" draw:modifiers="-14087.3602751505 8482.46844319776 -2312.29578675838 8406.7321178120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1" draw:id="id17" draw:layer="layout" svg:width="4.237cm" svg:height="1.637cm" svg:x="4.204cm" svg:y="4.921cm">
          <text:p text:style-name="P1">Change of</text:p>
          <text:p text:style-name="P1">stat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2" draw:layer="layout" svg:width="1.524cm" svg:height="0.9cm" svg:x="9.667cm" svg:y="7.733cm">
          <text:p text:style-name="P1"><text:span text:style-name="T1">Produce</text:span></text:p>
          <text:p text:style-name="P1"><text:span text:style-name="T1"><text:s/></text:span><text:span text:style-name="T1">Event(s)</text:span></text:p>
          <draw:enhanced-geometry svg:viewBox="0 0 21600 21600" draw:mirror-horizontal="false" draw:type="line-callout-1" draw:modifiers="-22109.9016393443 8942.06437291898 -3526.81967213115 13281.24306326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2" draw:layer="layout" svg:width="2.225cm" svg:height="1.787cm" svg:x="9.316cm" svg:y="5.008cm">
          <text:p text:style-name="P1"><text:span text:style-name="T1">Detect or </text:span></text:p>
          <text:p text:style-name="P1"><text:span text:style-name="T1">calculate a </text:span></text:p>
          <text:p text:style-name="P1"><text:span text:style-name="T1">change in </text:span></text:p>
          <text:p text:style-name="P1"><text:span text:style-name="T1">state</text:span></text:p>
          <draw:enhanced-geometry svg:viewBox="0 0 21600 21600" draw:mirror-horizontal="false" draw:type="line-callout-1" draw:modifiers="-7297.03504043127 7731.54362416107 -2396.76549865229 6704.6979865771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6" draw:layer="layout" svg:width="7.113cm" svg:height="1.225cm" svg:x="1.412cm" svg:y="10.612cm">
          <draw:text-box>
            <text:p>Consuming an event:</text:p>
          </draw:text-box>
        </draw:frame>
        <draw:frame draw:style-name="gr6" draw:layer="layout" svg:width="7.113cm" svg:height="1.225cm" svg:x="1.353cm" svg:y="3.822cm">
          <draw:text-box>
            <text:p>Producing an event:</text:p>
          </draw:text-box>
        </draw:frame>
        <draw:frame draw:style-name="gr6" draw:text-style-name="P4" draw:layer="layout" svg:width="7.113cm" svg:height="1.225cm" svg:x="1.3cm" svg:y="1.375cm">
          <draw:text-box>
            <text:p><text:span text:style-name="T5">Event Processing:</text:span></text:p>
          </draw:text-box>
        </draw:frame>
        <draw:polygon draw:style-name="gr14" draw:text-style-name="P1" draw:id="id16" draw:layer="layout" svg:width="3.461cm" svg:height="1.112cm" svg:x="4.65cm" svg:y="16.006cm" svg:viewBox="0 0 3462 1113" draw:points="0,1113 3462,1113 2778,0 672,27">
          <text:p text:style-name="P1">PCER</text:p>
          <text:p text:style-name="P1"><text:span text:style-name="T2">(myNIDa,Event#)</text:span></text:p>
        </draw:polygon>
        <draw:polygon draw:style-name="gr14" draw:text-style-name="P1" draw:id="id18" draw:layer="layout" svg:width="3.862cm" svg:height="1.112cm" svg:x="4.378cm" svg:y="7.684cm" svg:viewBox="0 0 3863 1113" draw:points="0,1113 3863,1113 3099,0 750,27">
          <text:p text:style-name="P1">PCER</text:p>
          <text:p text:style-name="P1"><text:span text:style-name="T2">(myNIDa,Event#)</text:span></text:p>
        </draw:polygon>
        <draw:connector draw:style-name="gr8" draw:text-style-name="P1" draw:layer="layout" draw:type="curve" svg:x1="6.323cm" svg:y1="6.461cm" svg:x2="6.309cm" svg:y2="7.684cm" draw:start-shape="id17" draw:start-glue-point="6" draw:end-shape="id18" draw:end-glue-point="0" svg:d="m6323 6461c0 990-14 379-14 12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Harris</meta:initial-creator>
    <meta:creation-date>2011-08-09T19:11:01</meta:creation-date>
    <dc:date>2011-08-16T07:40:16</dc:date>
    <dc:creator>David Harris</dc:creator>
    <meta:editing-duration>PT01H20M07S</meta:editing-duration>
    <meta:editing-cycles>3</meta:editing-cycles>
    <meta:generator>OpenOffice.org/3.2$Unix OpenOffice.org_project/320m18$Build-9502</meta:generator>
    <meta:document-statistic meta:object-count="60"/>
  </office:meta>
</office:document-meta>
</file>